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4" style:family="table">
      <style:table-properties style:width="169.92mm" fo:margin-left="0mm" fo:margin-right="0.09mm" table:align="margins"/>
    </style:style>
    <style:style style:name="Table24.A" style:family="table-column">
      <style:table-column-properties style:column-width="57.43mm" style:rel-column-width="22151*"/>
    </style:style>
    <style:style style:name="Table24.B" style:family="table-column">
      <style:table-column-properties style:column-width="112.48mm" style:rel-column-width="43384*"/>
    </style:style>
    <style:style style:name="Table24.A1" style:family="table-cell">
      <style:table-cell-properties fo:padding="0.97mm" fo:border-left="none" fo:border-right="none" fo:border-top="1pt solid #000000" fo:border-bottom="1pt solid #000000"/>
    </style:style>
    <style:style style:name="Table24.A2" style:family="table-cell">
      <style:table-cell-properties fo:padding="0.97mm" fo:border="none"/>
    </style:style>
    <style:style style:name="Table165" style:family="table">
      <style:table-properties style:width="169.92mm" table:align="left"/>
    </style:style>
    <style:style style:name="Table165.A" style:family="table-column">
      <style:table-column-properties style:column-width="21.75mm"/>
    </style:style>
    <style:style style:name="Table165.B" style:family="table-column">
      <style:table-column-properties style:column-width="37.04mm"/>
    </style:style>
    <style:style style:name="Table165.A1" style:family="table-cell">
      <style:table-cell-properties fo:padding="0.97mm" fo:border="none"/>
    </style:style>
    <style:style style:name="Table165.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officeooo:rsid="001b9356" officeooo:paragraph-rsid="001b9356"/>
    </style:style>
    <style:style style:name="P5" style:family="paragraph" style:parent-style-name="Standard">
      <style:paragraph-properties fo:text-align="center" style:justify-single-word="false"/>
    </style:style>
    <style:style style:name="P6" style:family="paragraph" style:parent-style-name="Standard">
      <style:text-properties officeooo:rsid="000d3023" officeooo:paragraph-rsid="000d3023"/>
    </style:style>
    <style:style style:name="P7" style:family="paragraph" style:parent-style-name="Standard">
      <style:text-properties officeooo:paragraph-rsid="0019e23e"/>
    </style:style>
    <style:style style:name="P8" style:family="paragraph" style:parent-style-name="Standard">
      <style:text-properties officeooo:rsid="001f42ab" officeooo:paragraph-rsid="001f42ab"/>
    </style:style>
    <style:style style:name="P9" style:family="paragraph" style:parent-style-name="Standard">
      <style:text-properties officeooo:rsid="0029d9ce" officeooo:paragraph-rsid="0029d9ce"/>
    </style:style>
    <style:style style:name="P10" style:family="paragraph" style:parent-style-name="Standard">
      <style:text-properties officeooo:rsid="002bee76" officeooo:paragraph-rsid="002bee76"/>
    </style:style>
    <style:style style:name="P11" style:family="paragraph" style:parent-style-name="Default_5f_ntt">
      <style:text-properties fo:language="en" fo:country="US"/>
    </style:style>
    <style:style style:name="P12" style:family="paragraph" style:parent-style-name="scpi3">
      <style:paragraph-properties fo:margin-left="0mm" fo:margin-right="0mm" fo:text-indent="0mm" style:auto-text-indent="false"/>
    </style:style>
    <style:style style:name="P13" style:family="paragraph" style:parent-style-name="scpi3">
      <style:paragraph-properties fo:margin-left="0mm" fo:margin-right="0mm" fo:text-indent="0mm" style:auto-text-indent="false"/>
      <style:text-properties officeooo:paragraph-rsid="000fc1cf"/>
    </style:style>
    <style:style style:name="P14" style:family="paragraph" style:parent-style-name="scpi3">
      <style:paragraph-properties fo:margin-left="0mm" fo:margin-right="0mm" fo:text-indent="0mm" style:auto-text-indent="false"/>
      <style:text-properties officeooo:rsid="001fd2df" officeooo:paragraph-rsid="001fd2df"/>
    </style:style>
    <style:style style:name="P15" style:family="paragraph" style:parent-style-name="scpi3">
      <style:paragraph-properties fo:margin-left="0mm" fo:margin-right="0mm" fo:text-indent="0mm" style:auto-text-indent="false"/>
      <style:text-properties officeooo:rsid="001fd2df" officeooo:paragraph-rsid="002147e0"/>
    </style:style>
    <style:style style:name="P16" style:family="paragraph" style:parent-style-name="scpi3">
      <style:paragraph-properties fo:margin-left="0mm" fo:margin-right="0mm" fo:text-indent="0mm" style:auto-text-indent="false"/>
      <style:text-properties officeooo:rsid="0022c131" officeooo:paragraph-rsid="0022c131"/>
    </style:style>
    <style:style style:name="P17" style:family="paragraph" style:parent-style-name="scpi3">
      <style:paragraph-properties fo:margin-left="0mm" fo:margin-right="0mm" fo:text-indent="0mm" style:auto-text-indent="false"/>
      <style:text-properties officeooo:rsid="0022cd73" officeooo:paragraph-rsid="0022cd73"/>
    </style:style>
    <style:style style:name="P18" style:family="paragraph" style:parent-style-name="scpi3">
      <style:paragraph-properties fo:margin-left="0mm" fo:margin-right="0mm" fo:text-indent="0mm" style:auto-text-indent="false"/>
      <style:text-properties officeooo:rsid="00247f76" officeooo:paragraph-rsid="00247f76"/>
    </style:style>
    <style:style style:name="P19" style:family="paragraph" style:parent-style-name="scpi3">
      <style:paragraph-properties fo:margin-left="0mm" fo:margin-right="0mm" fo:text-indent="0mm" style:auto-text-indent="false"/>
      <style:text-properties officeooo:rsid="00272076" officeooo:paragraph-rsid="00272076"/>
    </style:style>
    <style:style style:name="P20" style:family="paragraph" style:parent-style-name="scpi3">
      <style:paragraph-properties fo:margin-left="0mm" fo:margin-right="0mm" fo:text-indent="0mm" style:auto-text-indent="false"/>
      <style:text-properties officeooo:rsid="00272076" officeooo:paragraph-rsid="00282beb"/>
    </style:style>
    <style:style style:name="P21" style:family="paragraph" style:parent-style-name="scpi2">
      <style:text-properties fo:background-color="#ffff00"/>
    </style:style>
    <style:style style:name="P22" style:family="paragraph" style:parent-style-name="scpi1">
      <style:text-properties fo:background-color="#ffff00"/>
    </style:style>
    <style:style style:name="P23" style:family="paragraph" style:parent-style-name="scpi1">
      <style:text-properties officeooo:rsid="002215cc" officeooo:paragraph-rsid="002215cc" fo:background-color="#ffff00"/>
    </style:style>
    <style:style style:name="P24" style:family="paragraph" style:parent-style-name="scpi1">
      <style:text-properties officeooo:paragraph-rsid="00282beb"/>
    </style:style>
    <style:style style:name="P25" style:family="paragraph" style:parent-style-name="scpi1">
      <style:text-properties officeooo:rsid="002215cc" officeooo:paragraph-rsid="002215cc" fo:background-color="transparent"/>
    </style:style>
    <style:style style:name="P26" style:family="paragraph" style:parent-style-name="Heading_20_2" style:master-page-name="First_20_Page">
      <style:paragraph-properties style:page-number="auto"/>
    </style:style>
    <style:style style:name="P27" style:family="paragraph" style:parent-style-name="Heading_20_3">
      <style:paragraph-properties fo:margin-left="0mm" fo:margin-right="0mm" fo:text-indent="0mm" style:auto-text-indent="false"/>
    </style:style>
    <style:style style:name="T1" style:family="text">
      <style:text-properties style:font-name="Courier New" fo:font-size="10.5pt"/>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5" style:family="text">
      <style:text-properties fo:color="#0066cc" style:font-name="Arial1" fo:font-size="11pt" fo:font-weight="bold" officeooo:rsid="00117c79" style:font-name-asian="Droid Sans Fallback" style:font-size-asian="14pt" style:font-weight-asian="bold" style:font-name-complex="DejaVu Sans" style:font-size-complex="14pt" style:font-weight-complex="bold"/>
    </style:style>
    <style:style style:name="T6" style:family="text">
      <style:text-properties fo:color="#0066cc" style:font-name="Arial1" fo:font-size="11pt" fo:font-weight="bold" officeooo:rsid="0015110e" style:font-name-asian="Droid Sans Fallback" style:font-size-asian="14pt" style:font-weight-asian="bold" style:font-name-complex="DejaVu Sans" style:font-size-complex="14pt" style:font-weight-complex="bold"/>
    </style:style>
    <style:style style:name="T7" style:family="text">
      <style:text-properties fo:font-size="10.5pt" fo:font-weight="normal"/>
    </style:style>
    <style:style style:name="T8" style:family="text">
      <style:text-properties fo:font-size="10.5pt" fo:font-weight="normal" officeooo:rsid="0015110e"/>
    </style:style>
    <style:style style:name="T9" style:family="text">
      <style:text-properties officeooo:rsid="000d3023"/>
    </style:style>
    <style:style style:name="T10" style:family="text">
      <style:text-properties officeooo:rsid="000f8e7a"/>
    </style:style>
    <style:style style:name="T11" style:family="text">
      <style:text-properties officeooo:rsid="000fc1cf"/>
    </style:style>
    <style:style style:name="T12" style:family="text">
      <style:text-properties officeooo:rsid="00117c79"/>
    </style:style>
    <style:style style:name="T13" style:family="text">
      <style:text-properties officeooo:rsid="0015110e"/>
    </style:style>
    <style:style style:name="T14" style:family="text">
      <style:text-properties officeooo:rsid="0015b7c7"/>
    </style:style>
    <style:style style:name="T15" style:family="text">
      <style:text-properties officeooo:rsid="0016a8ff"/>
    </style:style>
    <style:style style:name="T16" style:family="text">
      <style:text-properties officeooo:rsid="00174130"/>
    </style:style>
    <style:style style:name="T17" style:family="text">
      <style:text-properties officeooo:rsid="0018a9c2"/>
    </style:style>
    <style:style style:name="T18" style:family="text">
      <style:text-properties officeooo:rsid="0019e23e"/>
    </style:style>
    <style:style style:name="T19" style:family="text">
      <style:text-properties officeooo:rsid="001c1c3e"/>
    </style:style>
    <style:style style:name="T20" style:family="text">
      <style:text-properties officeooo:rsid="001c9f68"/>
    </style:style>
    <style:style style:name="T21" style:family="text">
      <style:text-properties officeooo:rsid="001e4e48"/>
    </style:style>
    <style:style style:name="T22" style:family="text">
      <style:text-properties officeooo:rsid="001fd2df"/>
    </style:style>
    <style:style style:name="T23" style:family="text">
      <style:text-properties officeooo:rsid="00205c3d"/>
    </style:style>
    <style:style style:name="T24" style:family="text">
      <style:text-properties officeooo:rsid="00247f76"/>
    </style:style>
    <style:style style:name="T25" style:family="text">
      <style:text-properties officeooo:rsid="00272076"/>
    </style:style>
    <style:style style:name="T26" style:family="text">
      <style:text-properties officeooo:rsid="00282beb"/>
    </style:style>
    <style:style style:name="T27" style:family="text">
      <style:text-properties officeooo:rsid="002ba39d"/>
    </style:style>
    <style:style style:name="T28" style:family="text">
      <style:text-properties officeooo:rsid="002c9d67"/>
    </style:style>
    <style:style style:name="T29" style:family="text">
      <style:text-properties officeooo:rsid="002d1ccd"/>
    </style:style>
  </office:automatic-styles>
  <office:body>
    <office:text text:use-soft-page-breaks="true">
      <office:forms form:automatic-focus="false" form:apply-design-mode="false"/>
      <text:tracked-changes>
        <text:changed-region xml:id="ct44486256" text:id="ct44486256">
          <text:insertion>
            <office:change-info>
              <dc:creator>Denis Kotlar</dc:creator>
              <dc:date>2017-02-14T17:54:00</dc:date>
            </office:change-info>
          </text:insertion>
        </text:changed-region>
        <text:changed-region xml:id="ct44590208" text:id="ct44590208">
          <text:insertion>
            <office:change-info>
              <dc:creator>Denis Kotlar</dc:creator>
              <dc:date>2017-02-14T17:54:00</dc:date>
            </office:change-info>
          </text:insertion>
        </text:changed-region>
        <text:changed-region xml:id="ct44667056" text:id="ct44667056">
          <text:insertion>
            <office:change-info>
              <dc:creator>Denis Kotlar</dc:creator>
              <dc:date>2017-02-14T17:54:00</dc:date>
            </office:change-info>
          </text:insertion>
        </text:changed-region>
        <text:changed-region xml:id="ct44668048" text:id="ct44668048">
          <text:insertion>
            <office:change-info>
              <dc:creator>Denis Kotlar</dc:creator>
              <dc:date>2017-02-14T17:57:00</dc:date>
            </office:change-info>
          </text:insertion>
        </text:changed-region>
        <text:changed-region xml:id="ct44488832" text:id="ct44488832">
          <text:insertion>
            <office:change-info>
              <dc:creator>Denis Kotlar</dc:creator>
              <dc:date>2017-02-14T18:00:00</dc:date>
            </office:change-info>
          </text:insertion>
        </text:changed-region>
        <text:changed-region xml:id="ct44409792" text:id="ct44409792">
          <text:insertion>
            <office:change-info>
              <dc:creator>Denis Kotlar</dc:creator>
              <dc:date>2017-02-14T17:58:00</dc:date>
            </office:change-info>
          </text:insertion>
        </text:changed-region>
        <text:changed-region xml:id="ct44670432" text:id="ct44670432">
          <text:insertion>
            <office:change-info>
              <dc:creator>Denis Kotlar</dc:creator>
              <dc:date>2017-02-14T17:59:00</dc:date>
            </office:change-info>
          </text:insertion>
        </text:changed-region>
        <text:changed-region xml:id="ct44667648" text:id="ct44667648">
          <text:insertion>
            <office:change-info>
              <dc:creator>Denis Kotlar</dc:creator>
              <dc:date>2017-02-14T17:54:00</dc:date>
            </office:change-info>
          </text:insertion>
        </text:changed-region>
        <text:changed-region xml:id="ct44586176" text:id="ct44586176">
          <text:insertion>
            <office:change-info>
              <dc:creator>Denis Kotlar</dc:creator>
              <dc:date>2017-02-14T17:56:00</dc:date>
            </office:change-info>
          </text:insertion>
        </text:changed-region>
        <text:changed-region xml:id="ct44477920" text:id="ct44477920">
          <text:insertion>
            <office:change-info>
              <dc:creator>Denis Kotlar</dc:creator>
              <dc:date>2017-02-14T17:56:00</dc:date>
            </office:change-info>
          </text:insertion>
        </text:changed-region>
        <text:changed-region xml:id="ct44671904" text:id="ct44671904">
          <text:insertion>
            <office:change-info>
              <dc:creator>Denis Kotlar</dc:creator>
              <dc:date>2017-02-14T17:58:00</dc:date>
            </office:change-info>
          </text:insertion>
        </text:changed-region>
        <text:changed-region xml:id="ct44632288" text:id="ct44632288">
          <text:insertion>
            <office:change-info>
              <dc:creator>Denis Kotlar</dc:creator>
              <dc:date>2017-02-14T17:54:00</dc:date>
            </office:change-info>
          </text:insertion>
        </text:changed-region>
        <text:changed-region xml:id="ct44649968" text:id="ct44649968">
          <text:insertion>
            <office:change-info>
              <dc:creator>Denis Kotlar</dc:creator>
              <dc:date>2017-02-14T17:56:00</dc:date>
            </office:change-info>
          </text:insertion>
        </text:changed-region>
        <text:changed-region xml:id="ct44652048" text:id="ct44652048">
          <text:insertion>
            <office:change-info>
              <dc:creator>Denis Kotlar</dc:creator>
              <dc:date>2017-02-14T17:56:00</dc:date>
            </office:change-info>
          </text:insertion>
        </text:changed-region>
        <text:changed-region xml:id="ct44652272" text:id="ct44652272">
          <text:insertion>
            <office:change-info>
              <dc:creator>Denis Kotlar</dc:creator>
              <dc:date>2017-02-14T17:57:00</dc:date>
            </office:change-info>
          </text:insertion>
        </text:changed-region>
        <text:changed-region xml:id="ct44487952" text:id="ct44487952">
          <text:insertion>
            <office:change-info>
              <dc:creator>Denis Kotlar</dc:creator>
              <dc:date>2017-02-14T17:54:00</dc:date>
            </office:change-info>
          </text:insertion>
        </text:changed-region>
        <text:changed-region xml:id="ct44649120" text:id="ct44649120">
          <text:insertion>
            <office:change-info>
              <dc:creator>Denis Kotlar</dc:creator>
              <dc:date>2017-02-14T17:54:00</dc:date>
            </office:change-info>
          </text:insertion>
        </text:changed-region>
        <text:changed-region xml:id="ct44176880" text:id="ct44176880">
          <text:insertion>
            <office:change-info>
              <dc:creator>Denis Kotlar</dc:creator>
              <dc:date>2017-02-14T17:54:00</dc:date>
            </office:change-info>
          </text:insertion>
        </text:changed-region>
        <text:changed-region xml:id="ct44457904" text:id="ct44457904">
          <text:insertion>
            <office:change-info>
              <dc:creator>Denis Kotlar</dc:creator>
              <dc:date>2017-02-14T17:54:00</dc:date>
            </office:change-info>
          </text:insertion>
        </text:changed-region>
        <text:changed-region xml:id="ct44528144" text:id="ct44528144">
          <text:insertion>
            <office:change-info>
              <dc:creator>Denis Kotlar</dc:creator>
              <dc:date>2017-02-14T17:54:00</dc:date>
            </office:change-info>
          </text:insertion>
        </text:changed-region>
        <text:changed-region xml:id="ct44529136" text:id="ct44529136">
          <text:insertion>
            <office:change-info>
              <dc:creator>Denis Kotlar</dc:creator>
              <dc:date>2017-02-14T17:56:00</dc:date>
            </office:change-info>
          </text:insertion>
        </text:changed-region>
        <text:changed-region xml:id="ct44295648" text:id="ct44295648">
          <text:insertion>
            <office:change-info>
              <dc:creator>Denis Kotlar</dc:creator>
              <dc:date>2017-02-14T17:55:00</dc:date>
            </office:change-info>
          </text:insertion>
        </text:changed-region>
        <text:changed-region xml:id="ct44961936" text:id="ct44961936">
          <text:insertion>
            <office:change-info>
              <dc:creator>Denis Kotlar</dc:creator>
              <dc:date>2017-02-14T17:54:00</dc:date>
            </office:change-info>
          </text:insertion>
        </text:changed-region>
        <text:changed-region xml:id="ct44530000" text:id="ct44530000">
          <text:insertion>
            <office:change-info>
              <dc:creator>Denis Kotlar</dc:creator>
              <dc:date>2017-02-14T17:54:00</dc:date>
            </office:change-info>
          </text:insertion>
        </text:changed-region>
        <text:changed-region xml:id="ct44533520" text:id="ct44533520">
          <text:insertion>
            <office:change-info>
              <dc:creator>Denis Kotlar</dc:creator>
              <dc:date>2017-02-14T17:55:00</dc:date>
            </office:change-info>
          </text:insertion>
        </text:changed-region>
        <text:changed-region xml:id="ct44533264" text:id="ct44533264">
          <text:insertion>
            <office:change-info>
              <dc:creator>Denis Kotlar</dc:creator>
              <dc:date>2017-02-14T17:55:00</dc:date>
            </office:change-info>
          </text:insertion>
        </text:changed-region>
        <text:changed-region xml:id="ct44640608" text:id="ct44640608">
          <text:insertion>
            <office:change-info>
              <dc:creator>Denis Kotlar</dc:creator>
              <dc:date>2017-02-14T17:54:00</dc:date>
            </office:change-info>
          </text:insertion>
        </text:changed-region>
        <text:changed-region xml:id="ct44640960" text:id="ct44640960">
          <text:insertion>
            <office:change-info>
              <dc:creator>Denis Kotlar</dc:creator>
              <dc:date>2017-02-14T17:56:00</dc:date>
            </office:change-info>
          </text:insertion>
        </text:changed-region>
        <text:changed-region xml:id="ct44634816" text:id="ct44634816">
          <text:insertion>
            <office:change-info>
              <dc:creator>Denis Kotlar</dc:creator>
              <dc:date>2017-02-14T17:54:00</dc:date>
            </office:change-info>
          </text:insertion>
        </text:changed-region>
        <text:changed-region xml:id="ct44770416" text:id="ct44770416">
          <text:insertion>
            <office:change-info>
              <dc:creator>Denis Kotlar</dc:creator>
              <dc:date>2017-02-14T17:58:00</dc:date>
            </office:change-info>
          </text:insertion>
        </text:changed-region>
        <text:changed-region xml:id="ct44532352" text:id="ct44532352">
          <text:insertion>
            <office:change-info>
              <dc:creator>Denis Kotlar</dc:creator>
              <dc:date>2017-02-14T17:55:00</dc:date>
            </office:change-info>
          </text:insertion>
        </text:changed-region>
        <text:changed-region xml:id="ct44261200" text:id="ct44261200">
          <text:insertion>
            <office:change-info>
              <dc:creator>Denis Kotlar</dc:creator>
              <dc:date>2017-02-14T17:55:00</dc:date>
            </office:change-info>
          </text:insertion>
        </text:changed-region>
        <text:changed-region xml:id="ct44263888" text:id="ct44263888">
          <text:insertion>
            <office:change-info>
              <dc:creator>Denis Kotlar</dc:creator>
              <dc:date>2017-02-14T17:55:00</dc:date>
            </office:change-info>
          </text:insertion>
        </text:changed-region>
        <text:changed-region xml:id="ct44262112" text:id="ct44262112">
          <text:insertion>
            <office:change-info>
              <dc:creator>Denis Kotlar</dc:creator>
              <dc:date>2017-02-14T17: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797542396456972758" text:style-name="Outline">
        <text:list-item>
          <text:list>
            <text:list-item>
              <text:h text:style-name="P26" text:outline-level="2"><text:span text:style-name="T9">M</text:span>MEMory</text:h>
            </text:list-item>
          </text:list>
        </text:list-item>
      </text:list>
      <text:p text:style-name="P6">The MMEMory commands are used to store, read or delete file in the PSU’s SD card. It can also query SD card information. In addition it is used for storing and recalling values used by [SOURce[&lt;n&gt;]]:LIST subsystem.</text:p>
      <text:p text:style-name="Standard"/>
      <table:table table:name="Table24" table:style-name="Table24">
        <table:table-column table:style-name="Table24.A"/>
        <table:table-column table:style-name="Table24.B"/>
        <table:table-row>
          <table:table-cell table:style-name="Table24.A1" office:value-type="string">
            <text:p text:style-name="table_5f_header">SCPI command</text:p>
          </table:table-cell>
          <table:table-cell table:style-name="Table24.A1" office:value-type="string">
            <text:p text:style-name="table_5f_header">Description</text:p>
          </table:table-cell>
        </table:table-row>
        <table:table-row>
          <table:table-cell table:style-name="Table24.A2" office:value-type="string">
            <text:p text:style-name="scpi0"><text:span text:style-name="T10">M</text:span>MEMory</text:p>
          </table:table-cell>
          <table:table-cell table:style-name="Table24.A2" office:value-type="string">
            <text:p text:style-name="Standard"/>
          </table:table-cell>
        </table:table-row>
        <table:table-row>
          <table:table-cell table:style-name="Table24.A2" office:value-type="string">
            <text:p text:style-name="scpi1"><text:change-start text:change-id="ct44486256"/>:<text:span text:style-name="T19">CATalog?</text:span><text:change-end text:change-id="ct44486256"/></text:p>
          </table:table-cell>
          <table:table-cell table:style-name="Table24.A2" office:value-type="string">
            <text:p text:style-name="P8"><text:change-start text:change-id="ct44590208"/>Outputs a list of the files from the SD card storage<text:change-end text:change-id="ct44590208"/></text:p>
          </table:table-cell>
        </table:table-row>
        <table:table-row>
          <table:table-cell table:style-name="Table24.A2" office:value-type="string">
            <text:p text:style-name="scpi1"><text:change-start text:change-id="ct44667056"/>:<text:span text:style-name="T19">CDIRectory</text:span><text:change-end text:change-id="ct44667056"/><text:change-start text:change-id="ct44668048"/><text:span text:style-name="T19"> &lt;directory&gt;</text:span><text:change-end text:change-id="ct44668048"/></text:p>
          </table:table-cell>
          <table:table-cell table:style-name="Table24.A2" office:value-type="string">
            <text:p text:style-name="P10"><text:change-start text:change-id="ct44488832"/><text:span text:style-name="T29">Changes</text:span><text:change-end text:change-id="ct44488832"/><text:change-start text:change-id="ct44409792"/> th<text:change-end text:change-id="ct44409792"/><text:change-start text:change-id="ct44670432"/>e <text:span text:style-name="T28">current</text:span> directory (folder)<text:change-end text:change-id="ct44670432"/></text:p>
          </table:table-cell>
        </table:table-row>
        <table:table-row>
          <table:table-cell table:style-name="Table24.A2" office:value-type="string">
            <text:p text:style-name="P24"><text:change-start text:change-id="ct44667648"/>:<text:span text:style-name="T19">COPY</text:span><text:change-end text:change-id="ct44667648"/><text:change-start text:change-id="ct44586176"/><text:span text:style-name="T19"> &lt;filename1&gt;, &lt;filename2&gt;</text:span><text:change-end text:change-id="ct44586176"/></text:p>
          </table:table-cell>
          <table:table-cell table:style-name="Table24.A2" office:value-type="string">
            <text:p text:style-name="P20"><text:change-start text:change-id="ct44477920"/><text:span text:style-name="T26">Copies</text:span> &lt;filename1&gt; to &lt;filename2&gt;<text:change-end text:change-id="ct44477920"/></text:p>
          </table:table-cell>
        </table:table-row>
        <table:table-row>
          <table:table-cell table:style-name="Table24.A2" office:value-type="string">
            <text:p text:style-name="scpi1"><text:change-start text:change-id="ct44671904"/>:<text:span text:style-name="T27">DATE? &lt;filename&gt;</text:span><text:change-end text:change-id="ct44671904"/></text:p>
          </table:table-cell>
          <table:table-cell table:style-name="Table24.A2" office:value-type="string">
            <text:p text:style-name="P9"/>
          </table:table-cell>
        </table:table-row>
        <table:table-row>
          <table:table-cell table:style-name="Table24.A2" office:value-type="string">
            <text:p text:style-name="scpi1"><text:change-start text:change-id="ct44632288"/>:<text:span text:style-name="T19">DELete</text:span><text:change-end text:change-id="ct44632288"/><text:change-start text:change-id="ct44649968"/><text:span text:style-name="T19"> &lt;filename&gt;</text:span><text:change-end text:change-id="ct44649968"/></text:p>
          </table:table-cell>
          <table:table-cell table:style-name="Table24.A2" office:value-type="string">
            <text:p text:style-name="P9"><text:change-start text:change-id="ct44652048"/>Removes <text:change-end text:change-id="ct44652048"/><text:change-start text:change-id="ct44652272"/>file on the SD card<text:change-end text:change-id="ct44652272"/></text:p>
          </table:table-cell>
        </table:table-row>
        <table:table-row>
          <table:table-cell table:style-name="Table24.A2" office:value-type="string">
            <text:p text:style-name="P22"/>
          </table:table-cell>
          <table:table-cell table:style-name="Table24.A2" office:value-type="string">
            <text:p text:style-name="P15"/>
          </table:table-cell>
        </table:table-row>
        <table:table-row>
          <table:table-cell table:style-name="Table24.A2" office:value-type="string">
            <text:p text:style-name="P22"><text:change-start text:change-id="ct44487952"/>:<text:span text:style-name="T23">DOWNload</text:span><text:change-end text:change-id="ct44487952"/></text:p>
          </table:table-cell>
          <table:table-cell table:style-name="Table24.A2" office:value-type="string">
            <text:p text:style-name="P15"><text:change-start text:change-id="ct44649120"/><text:a xlink:type="simple" xlink:href="http://rfmw.em.keysight.com/spdhelpfiles/33500/webhelp/US/Content/__I_SCPI/MMEMory_Subsystem.htm#MMEMory_LOAD_LIST" text:style-name="Internet_20_link" text:visited-style-name="Visited_20_Internet_20_Link">http://rfmw.em.keysight.com/spdhelpfiles/33500/webhelp/US/Content/__I_SCPI/MMEMory_Subsystem.htm#MMEMory_LOAD_LIST</text:a><text:change-end text:change-id="ct44649120"/></text:p>
          </table:table-cell>
        </table:table-row>
        <table:table-row>
          <table:table-cell table:style-name="Table24.A2" office:value-type="string">
            <text:p text:style-name="P21"><text:change-start text:change-id="ct44176880"/>:DATA<text:change-end text:change-id="ct44176880"/></text:p>
          </table:table-cell>
          <table:table-cell table:style-name="Table24.A2" office:value-type="string">
            <text:p text:style-name="Standard"/>
          </table:table-cell>
        </table:table-row>
        <table:table-row>
          <table:table-cell table:style-name="Table24.A2" office:value-type="string">
            <text:p text:style-name="P21"><text:change-start text:change-id="ct44457904"/>:<text:span text:style-name="T23">FNAMe</text:span><text:change-end text:change-id="ct44457904"/></text:p>
          </table:table-cell>
          <table:table-cell table:style-name="Table24.A2" office:value-type="string">
            <text:p text:style-name="Standard"/>
          </table:table-cell>
        </table:table-row>
        <table:table-row>
          <table:table-cell table:style-name="Table24.A2" office:value-type="string">
            <text:p text:style-name="scpi1">:L<text:span text:style-name="T10">OAD</text:span></text:p>
          </table:table-cell>
          <table:table-cell table:style-name="Table24.A2" office:value-type="string">
            <text:p text:style-name="Standard"/>
          </table:table-cell>
        </table:table-row>
        <table:table-row>
          <table:table-cell table:style-name="Table24.A2" office:value-type="string">
            <text:p text:style-name="scpi2">:<text:span text:style-name="T10">LIST[&lt;n&gt;] &lt;filename&gt;</text:span></text:p>
          </table:table-cell>
          <table:table-cell table:style-name="Table24.A2" office:value-type="string">
            <text:p text:style-name="P12">Loads stored <text:span text:style-name="T11">LIST</text:span> from the <text:span text:style-name="T11">SD card to the specified channel</text:span></text:p>
          </table:table-cell>
        </table:table-row>
        <table:table-row>
          <table:table-cell table:style-name="Table24.A2" office:value-type="string">
            <text:p text:style-name="scpi1"><text:change-start text:change-id="ct44528144"/>:<text:span text:style-name="T20">MDIRectory</text:span><text:change-end text:change-id="ct44528144"/><text:change-start text:change-id="ct44529136"/><text:span text:style-name="T20"> &lt;directory&gt;</text:span><text:change-end text:change-id="ct44529136"/></text:p>
          </table:table-cell>
          <table:table-cell table:style-name="Table24.A2" office:value-type="string">
            <text:p text:style-name="P18"><text:change-start text:change-id="ct44295648"/><text:span text:style-name="T25">M</text:span><text:change-end text:change-id="ct44295648"/><text:change-start text:change-id="ct44961936"/>akes a new directory (folder)<text:change-end text:change-id="ct44961936"/></text:p>
          </table:table-cell>
        </table:table-row>
        <table:table-row>
          <table:table-cell table:style-name="Table24.A2" office:value-type="string">
            <text:p text:style-name="scpi1"><text:change-start text:change-id="ct44530000"/>:<text:span text:style-name="T21">MOVE</text:span><text:change-end text:change-id="ct44530000"/><text:change-start text:change-id="ct44533520"/><text:span text:style-name="T21"> &lt;filename1&gt;, &lt;filename2&gt;</text:span><text:change-end text:change-id="ct44533520"/></text:p>
          </table:table-cell>
          <table:table-cell table:style-name="Table24.A2" office:value-type="string">
            <text:p text:style-name="P19"><text:change-start text:change-id="ct44533264"/>Renames &lt;filename1&gt; to &lt;filename2&gt;<text:change-end text:change-id="ct44533264"/></text:p>
          </table:table-cell>
        </table:table-row>
        <table:table-row>
          <table:table-cell table:style-name="Table24.A2" office:value-type="string">
            <text:p text:style-name="scpi1"><text:change-start text:change-id="ct44640608"/>:<text:span text:style-name="T20">RDIRectory</text:span><text:change-end text:change-id="ct44640608"/><text:change-start text:change-id="ct44640960"/><text:span text:style-name="T20"> &lt;directory&gt;</text:span><text:change-end text:change-id="ct44640960"/></text:p>
          </table:table-cell>
          <table:table-cell table:style-name="Table24.A2" office:value-type="string">
            <text:p text:style-name="P17"><text:change-start text:change-id="ct44634816"/>Removes the specified <text:span text:style-name="T24">directory (</text:span>folder<text:span text:style-name="T24">)</text:span><text:change-end text:change-id="ct44634816"/></text:p>
          </table:table-cell>
        </table:table-row>
        <table:table-row>
          <table:table-cell table:style-name="Table24.A2" office:value-type="string">
            <text:p text:style-name="scpi1">:STORe</text:p>
          </table:table-cell>
          <table:table-cell table:style-name="Table24.A2" office:value-type="string">
            <text:p text:style-name="P12"/>
          </table:table-cell>
        </table:table-row>
        <table:table-row>
          <table:table-cell table:style-name="Table24.A2" office:value-type="string">
            <text:p text:style-name="scpi2">:LIST[<text:span text:style-name="T17">&lt;n&gt;</text:span>] &lt;filename&gt;</text:p>
          </table:table-cell>
          <table:table-cell table:style-name="Table24.A2" office:value-type="string">
            <text:p text:style-name="P13">Stores <text:span text:style-name="T11">specified channel </text:span>LIST to the <text:span text:style-name="T11">SD card </text:span></text:p>
          </table:table-cell>
        </table:table-row>
        <table:table-row>
          <table:table-cell table:style-name="Table24.A2" office:value-type="string">
            <text:p text:style-name="P25"><text:change-start text:change-id="ct44770416"/>:<text:span text:style-name="T27">TIME? &lt;filename&gt;</text:span><text:change-end text:change-id="ct44770416"/></text:p>
          </table:table-cell>
          <table:table-cell table:style-name="Table24.A2" office:value-type="string">
            <text:p text:style-name="P16"/>
          </table:table-cell>
        </table:table-row>
        <table:table-row>
          <table:table-cell table:style-name="Table24.A2" office:value-type="string">
            <text:p text:style-name="P23"><text:change-start text:change-id="ct44532352"/>TRANsfer &lt;filename&gt;,&lt;datablock&gt;<text:change-end text:change-id="ct44532352"/></text:p>
          </table:table-cell>
          <table:table-cell table:style-name="Table24.A2" office:value-type="string">
            <text:p text:style-name="P16"><text:change-start text:change-id="ct44261200"/><text:a xlink:type="simple" xlink:href="http://na.support.keysight.com/pna/help/latest/Programming/GP-IB_Command_Finder/Memory.htm" text:style-name="Internet_20_link" text:visited-style-name="Visited_20_Internet_20_Link">http://na.support.keysight.com/pna/help/latest/Programming/GP-IB_Command_Finder/Memory.htm</text:a><text:change-end text:change-id="ct44261200"/></text:p>
          </table:table-cell>
        </table:table-row>
        <table:table-row>
          <table:table-cell table:style-name="Table24.A2" office:value-type="string">
            <text:p text:style-name="P22"><text:change-start text:change-id="ct44263888"/>:<text:span text:style-name="T22">UPLoad</text:span><text:change-end text:change-id="ct44263888"/></text:p>
          </table:table-cell>
          <table:table-cell table:style-name="Table24.A2" office:value-type="string">
            <text:p text:style-name="P14"><text:change-start text:change-id="ct44262112"/><text:a xlink:type="simple" xlink:href="http://rfmw.em.keysight.com/spdhelpfiles/33500/webhelp/US/Content/__I_SCPI/MMEMory_Subsystem.htm#MMEMory_LOAD_LIST" text:style-name="Internet_20_link" text:visited-style-name="Visited_20_Internet_20_Link">http://rfmw.em.keysight.com/spdhelpfiles/33500/webhelp/US/Content/__I_SCPI/MMEMory_Subsystem.htm#MMEMory_LOAD_LIST</text:a><text:change-end text:change-id="ct44262112"/></text:p>
          </table:table-cell>
        </table:table-row>
      </table:table>
      <text:list xml:id="list160239279531643" text:continue-numbering="true" text:style-name="Outline">
        <text:list-item>
          <text:list>
            <text:list-item>
              <text:list>
                <text:list-item>
                  <text:h text:style-name="Heading_20_3" text:outline-level="3"><text:bookmark text:name="mem_list_load"/><text:span text:style-name="T5">M</text:span><text:span text:style-name="T4">MEMory:</text:span>LOAD:<text:span text:style-name="T12">LIST</text:span></text:h>
                </text:list-item>
              </text:list>
            </text:list-item>
          </text:list>
        </text:list-item>
      </text:list>
      <table:table table:name="Table165" table:style-name="Table165">
        <table:table-column table:style-name="Table165.A"/>
        <table:table-column table:style-name="Table165.B" table:number-columns-repeated="4"/>
        <table:table-row>
          <table:table-cell table:style-name="Table165.A1" office:value-type="string">
            <text:p text:style-name="P1">Syntax</text:p>
          </table:table-cell>
          <table:table-cell table:style-name="Table165.A1" table:number-columns-spanned="4" office:value-type="string">
            <text:p text:style-name="cmd_5f_root"><text:span text:style-name="T7">M</text:span><text:span text:style-name="T8">M</text:span><text:span text:style-name="T7">EMory:</text:span>LOAD:<text:span text:style-name="T12">LIST[&lt;n&gt;]</text:span> {&lt;<text:span text:style-name="T12">file</text:span>name&gt;}</text:p>
          </table:table-cell>
          <table:covered-table-cell/>
          <table:covered-table-cell/>
          <table:covered-table-cell/>
        </table:table-row>
        <table:table-row>
          <table:table-cell table:style-name="Table165.A1" office:value-type="string">
            <text:p text:style-name="P2">Description</text:p>
          </table:table-cell>
          <table:table-cell table:style-name="Table165.A1" table:number-columns-spanned="4" office:value-type="string">
            <text:p text:style-name="P7">Load stored LIST program from <text:span text:style-name="T14">SD card</text:span> location define<text:span text:style-name="T14">d</text:span> by &lt;<text:span text:style-name="T14">file</text:span>name&gt; <text:span text:style-name="T15">to the channel defined with [&lt;n&gt;].</text:span></text:p>
          </table:table-cell>
          <table:covered-table-cell/>
          <table:covered-table-cell/>
          <table:covered-table-cell/>
        </table:table-row>
        <table:table-row>
          <table:table-cell table:style-name="Table165.A1" office:value-type="string">
            <text:p text:style-name="P1">Return</text:p>
          </table:table-cell>
          <table:table-cell table:style-name="Table165.A1" table:number-columns-spanned="4" office:value-type="string">
            <text:p text:style-name="Standard">None</text:p>
          </table:table-cell>
          <table:covered-table-cell/>
          <table:covered-table-cell/>
          <table:covered-table-cell/>
        </table:table-row>
        <table:table-row>
          <table:table-cell table:style-name="Table165.A1" table:number-rows-spanned="2" office:value-type="string">
            <text:p text:style-name="P1">Parameters</text:p>
          </table:table-cell>
          <table:table-cell table:style-name="Table165.B4" office:value-type="string">
            <text:p text:style-name="P3">Name</text:p>
          </table:table-cell>
          <table:table-cell table:style-name="Table165.B4" office:value-type="string">
            <text:p text:style-name="P3">Type</text:p>
          </table:table-cell>
          <table:table-cell table:style-name="Table165.B4" office:value-type="string">
            <text:p text:style-name="P3">Range</text:p>
          </table:table-cell>
          <table:table-cell table:style-name="Table165.B4" office:value-type="string">
            <text:p text:style-name="P3">Default</text:p>
          </table:table-cell>
        </table:table-row>
        <table:table-row>
          <table:covered-table-cell/>
          <table:table-cell table:style-name="Table165.A1" office:value-type="string">
            <text:p text:style-name="Standard">&lt;<text:span text:style-name="T17">file</text:span>name&gt;</text:p>
          </table:table-cell>
          <table:table-cell table:style-name="Table165.A1" office:value-type="string">
            <text:p text:style-name="P5">Quoted string</text:p>
          </table:table-cell>
          <table:table-cell table:style-name="Table165.A1" office:value-type="string">
            <text:p text:style-name="P5">1 to 32 characters</text:p>
          </table:table-cell>
          <table:table-cell table:style-name="Table165.A1" office:value-type="string">
            <text:p text:style-name="P5">–</text:p>
          </table:table-cell>
        </table:table-row>
        <table:table-row>
          <table:table-cell table:style-name="Table165.A1" office:value-type="string">
            <text:p text:style-name="P11"><text:span text:style-name="T2">Usage</text:span><text:span text:style-name="T3"> </text:span><text:span text:style-name="T2">example</text:span></text:p>
          </table:table-cell>
          <table:table-cell table:style-name="Table165.A1" table:number-columns-spanned="4" office:value-type="string">
            <text:p text:style-name="cmd_5f_code"><text:span text:style-name="T15">M</text:span>MEM:LOAD:<text:span text:style-name="T15">LIST1</text:span> <text:span text:style-name="T1">"DC/DC conv testing"</text:span></text:p>
          </table:table-cell>
          <table:covered-table-cell/>
          <table:covered-table-cell/>
          <table:covered-table-cell/>
        </table:table-row>
        <table:table-row>
          <table:table-cell table:style-name="Table165.A1" office:value-type="string">
            <text:p text:style-name="P11">Errors</text:p>
          </table:table-cell>
          <table:table-cell table:style-name="Table165.A1" table:number-columns-spanned="4" office:value-type="string">
            <text:p text:style-name="P1"/>
          </table:table-cell>
          <table:covered-table-cell/>
          <table:covered-table-cell/>
          <table:covered-table-cell/>
        </table:table-row>
        <table:table-row>
          <table:table-cell table:style-name="Table165.A1" office:value-type="string">
            <text:p text:style-name="P11">Related Commands</text:p>
          </table:table-cell>
          <table:table-cell table:style-name="Table165.A1" table:number-columns-spanned="4" office:value-type="string">
            <text:p text:style-name="P4">MMEMory:STORe:LIST[&lt;n&gt;]</text:p>
          </table:table-cell>
          <table:covered-table-cell/>
          <table:covered-table-cell/>
          <table:covered-table-cell/>
        </table:table-row>
      </table:table>
      <text:list xml:id="list160237640964882" text:continue-numbering="true" text:style-name="Outline">
        <text:list-item>
          <text:list>
            <text:list-item>
              <text:list>
                <text:list-item>
                  <text:h text:style-name="Heading_20_3" text:outline-level="3"><text:bookmark text:name="mem_list_stor"/><text:soft-page-break/><text:span text:style-name="T4">M</text:span><text:span text:style-name="T6">M</text:span><text:span text:style-name="T4">EMory:</text:span><text:span text:style-name="T6">S</text:span>TORe:<text:span text:style-name="T13">LIST</text:span></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text:span text:style-name="T7">M</text:span><text:span text:style-name="T8">M</text:span><text:span text:style-name="T7">EMory:</text:span>STORe:<text:span text:style-name="T13">LIST[&lt;n&gt;]</text:span> {&lt;<text:span text:style-name="T13">file</text:span>name&gt;}</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7">Store <text:span text:style-name="T18">channel defined with [&lt;n&gt;] </text:span>LIST program to <text:span text:style-name="T16">SD card</text:span> location define<text:span text:style-name="T16">d</text:span> by &lt;<text:span text:style-name="T16">file</text:span>name&gt;.</text:p>
          </table:table-cell>
          <table:covered-table-cell/>
          <table:covered-table-cell/>
          <table:covered-table-cell/>
        </table:table-row>
        <table:table-row>
          <table:table-cell table:style-name="Table1.A1" office:value-type="string">
            <text:p text:style-name="P1">Return</text:p>
          </table:table-cell>
          <table:table-cell table:style-name="Table1.A1" table:number-columns-spanned="4" office:value-type="string">
            <text:p text:style-name="Standard">None</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4" office:value-type="string">
            <text:p text:style-name="P3">Name</text:p>
          </table:table-cell>
          <table:table-cell table:style-name="Table1.B4" office:value-type="string">
            <text:p text:style-name="P3">Type</text:p>
          </table:table-cell>
          <table:table-cell table:style-name="Table1.B4" office:value-type="string">
            <text:p text:style-name="P3">Range</text:p>
          </table:table-cell>
          <table:table-cell table:style-name="Table1.B4" office:value-type="string">
            <text:p text:style-name="P3">Default</text:p>
          </table:table-cell>
        </table:table-row>
        <table:table-row>
          <table:covered-table-cell/>
          <table:table-cell table:style-name="Table1.A1" office:value-type="string">
            <text:p text:style-name="Standard">&lt;<text:span text:style-name="T17">file</text:span>name&gt;</text:p>
          </table:table-cell>
          <table:table-cell table:style-name="Table1.A1" office:value-type="string">
            <text:p text:style-name="P5">Quoted string</text:p>
          </table:table-cell>
          <table:table-cell table:style-name="Table1.A1" office:value-type="string">
            <text:p text:style-name="P5">1 to 32 characters</text:p>
          </table:table-cell>
          <table:table-cell table:style-name="Table1.A1" office:value-type="string">
            <text:p text:style-name="P5">–</text:p>
          </table:table-cell>
        </table:table-row>
        <table:table-row>
          <table:table-cell table:style-name="Table1.A1" office:value-type="string">
            <text:p text:style-name="P11"><text:span text:style-name="T2">Usage</text:span><text:span text:style-name="T3"> </text:span><text:span text:style-name="T2">example</text:span></text:p>
          </table:table-cell>
          <table:table-cell table:style-name="Table1.A1" table:number-columns-spanned="4" office:value-type="string">
            <text:p text:style-name="cmd_5f_code">M<text:span text:style-name="T16">M</text:span>EM:STOR:<text:span text:style-name="T16">LIST1</text:span> <text:span text:style-name="T1">"DC/DC conv testing"</text:span></text:p>
          </table:table-cell>
          <table:covered-table-cell/>
          <table:covered-table-cell/>
          <table:covered-table-cell/>
        </table:table-row>
        <table:table-row>
          <table:table-cell table:style-name="Table1.A1" office:value-type="string">
            <text:p text:style-name="P11">Errors</text:p>
          </table:table-cell>
          <table:table-cell table:style-name="Table1.A1" table:number-columns-spanned="4" office:value-type="string">
            <text:p text:style-name="P1"/>
          </table:table-cell>
          <table:covered-table-cell/>
          <table:covered-table-cell/>
          <table:covered-table-cell/>
        </table:table-row>
        <table:table-row>
          <table:table-cell table:style-name="Table1.A1" office:value-type="string">
            <text:p text:style-name="P11">Related Commands</text:p>
          </table:table-cell>
          <table:table-cell table:style-name="Table1.A1" table:number-columns-spanned="4" office:value-type="string">
            <text:p text:style-name="P4">MMEMory:LOAD:LIST[&lt;n&gt;]</text:p>
          </table:table-cell>
          <table:covered-table-cell/>
          <table:covered-table-cell/>
          <table:covered-table-cell/>
        </table:table-row>
      </table:table>
      <text:list xml:id="list160237696069950" text:continue-numbering="true" text:style-name="Outline">
        <text:list-item>
          <text:list>
            <text:list-item>
              <text:list>
                <text:list-header>
                  <text:h text:style-name="P27" text:outline-level="3" text:is-list-header="true"/>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8. MEMory</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8. MEMory</dc:title>
    <meta:document-statistic meta:table-count="3" meta:image-count="0" meta:object-count="0" meta:page-count="2" meta:paragraph-count="82" meta:word-count="232" meta:character-count="1943" meta:non-whitespace-character-count="1792"/>
    <meta:user-defined meta:name="WebPublish_Post_AdditionalCategories">9</meta:user-defined>
    <meta:user-defined meta:name="WebPublish_Post_PrimaryCategory">8</meta:user-defined>
    <meta:user-defined meta:name="WebPublish_Post_Profile">EEZ</meta:user-defined>
    <meta:user-defined meta:name="WebPublish_Post_PublishOption">Publish now</meta:user-defined>
  </office:meta>
</office:document-meta>
</file>